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rator Mono SSm A" svg:font-family="'Operator Mono SSm A', 'Operator Mono SSm B', 'Operator Mono', 'Source Code Pro', Menlo, Consolas, Monaco, monospace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eb07" officeooo:paragraph-rsid="001deb07"/>
    </style:style>
    <style:style style:name="P2" style:family="paragraph" style:parent-style-name="Standard">
      <style:text-properties fo:font-variant="normal" fo:text-transform="none" fo:color="#1d1c1d" style:font-name="Slack-Lato" fo:font-size="11.25pt" fo:letter-spacing="normal" fo:font-style="normal" fo:font-weight="normal" officeooo:rsid="0012a191" officeooo:paragraph-rsid="001deb07"/>
    </style:style>
    <style:style style:name="P3" style:family="paragraph" style:parent-style-name="Standard">
      <style:text-properties fo:font-variant="normal" fo:text-transform="none" fo:color="#1d1c1d" style:font-name="Slack-Lato" fo:font-size="11.25pt" fo:letter-spacing="normal" fo:font-style="normal" fo:font-weight="normal" officeooo:rsid="001deb07" officeooo:paragraph-rsid="001deb07"/>
    </style:style>
    <style:style style:name="P4" style:family="paragraph" style:parent-style-name="Standard">
      <style:text-properties officeooo:paragraph-rsid="001deb07"/>
    </style:style>
    <style:style style:name="P5" style:family="paragraph" style:parent-style-name="Standard">
      <style:text-properties fo:font-variant="normal" fo:text-transform="none" fo:color="#1d1c1d" style:font-name="Slack-Lato" fo:font-size="11.25pt" fo:letter-spacing="normal" fo:font-style="normal" fo:font-weight="normal" officeooo:rsid="001deb07" officeooo:paragraph-rsid="001deb07"/>
    </style:style>
    <style:style style:name="P6" style:family="paragraph" style:parent-style-name="Standard">
      <style:text-properties fo:font-variant="normal" fo:text-transform="none" fo:color="#1d1c1d" style:font-name="Slack-Lato" fo:font-size="11.25pt" fo:letter-spacing="normal" fo:font-style="normal" fo:font-weight="normal" officeooo:rsid="0027c2e3" officeooo:paragraph-rsid="0027c2e3"/>
    </style:style>
    <style:style style:name="T1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2" style:family="text">
      <style:text-properties fo:font-variant="normal" fo:text-transform="none" fo:color="#1d1c1d" style:font-name="Slack-Lato" fo:font-size="11.25pt" fo:letter-spacing="normal" fo:font-style="normal" fo:font-weight="normal" officeooo:rsid="0012a191"/>
    </style:style>
    <style:style style:name="T3" style:family="text">
      <style:text-properties fo:font-variant="normal" fo:text-transform="none" fo:color="#1d1c1d" style:font-name="Slack-Lato" fo:font-size="11.25pt" fo:letter-spacing="normal" fo:font-style="normal" fo:font-weight="normal" officeooo:rsid="001deb07"/>
    </style:style>
    <style:style style:name="T4" style:family="text">
      <style:text-properties fo:font-variant="normal" fo:text-transform="none" fo:color="#1d1c1d" style:font-name="Slack-Lato" fo:font-size="11.25pt" fo:letter-spacing="normal" fo:font-style="normal" fo:font-weight="normal" officeooo:rsid="0027357b"/>
    </style:style>
    <style:style style:name="T5" style:family="text">
      <style:text-properties officeooo:rsid="0027357b"/>
    </style:style>
    <style:style style:name="T6" style:family="text">
      <style:text-properties fo:color="#f5d67b"/>
    </style:style>
    <style:style style:name="T7" style:family="text">
      <style:text-properties fo:color="#f5d67b" style:font-name="Operator Mono SSm A" fo:font-size="12pt"/>
    </style:style>
    <style:style style:name="T8" style:family="text">
      <style:text-properties fo:color="#72e0d1" style:font-name="Operator Mono SSm A" fo:font-size="12pt"/>
    </style:style>
    <style:style style:name="T9" style:family="text">
      <style:text-properties fo:color="#5e7671" style:font-name="Operator Mono SSm A" fo:font-size="12pt" fo:font-style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lect{</text:p>
      <text:p text:style-name="P1"><text:span text:style-name="T2">appearance:</text:span><text:span text:style-name="T1">none;</text:span></text:p>
      <text:p text:style-name="P3">background-image:url(“../asssets”);</text:p>
      <text:p text:style-name="P3">}</text:p>
      <text:p text:style-name="P4"><text:span text:style-name="T3">để </text:span><text:span text:style-name="T4">bỏ option mặc định ta sử dụng <text:s/></text:span>pointer-events: none; để <text:span text:style-name="T5">bỏ đối tượng đầu tiên không cho ch</text:span></text:p>
      <text:p text:style-name="P3">ọn</text:p>
      <text:p text:style-name="P3"><text:s/></text:p>
      <text:p text:style-name="P3"/>
      <text:p text:style-name="P6">thuộc tính flex trong các trình duyệt</text:p>
      <text:p text:style-name="P6"><text:span text:style-name="T7">.page-wrap</text:span><text:span text:style-name="T6"> </text:span><text:span text:style-name="T8">{</text:span><text:span text:style-name="T6"> </text:span><text:span text:style-name="T8">display:</text:span><text:span text:style-name="T6"> </text:span><text:span text:style-name="T7">-webkit-box</text:span><text:span text:style-name="T8">;</text:span><text:span text:style-name="T6"> </text:span><text:span text:style-name="T9">/* OLD - iOS 6-, Safari 3.1-6 */</text:span><text:span text:style-name="T6"> </text:span><text:span text:style-name="T8">display:</text:span><text:span text:style-name="T6"> </text:span><text:span text:style-name="T7">-moz-box</text:span><text:span text:style-name="T8">;</text:span><text:span text:style-name="T6"> </text:span><text:span text:style-name="T9">/* OLD - Firefox 19- (buggy but mostly works) */</text:span><text:span text:style-name="T6"> </text:span><text:span text:style-name="T8">display:</text:span><text:span text:style-name="T6"> </text:span><text:span text:style-name="T7">-ms-flexbox</text:span><text:span text:style-name="T8">;</text:span><text:span text:style-name="T6"> </text:span><text:span text:style-name="T9">/* TWEENER - IE 10 */</text:span><text:span text:style-name="T6"> </text:span><text:span text:style-name="T8">display:</text:span><text:span text:style-name="T6"> </text:span><text:span text:style-name="T7">-webkit-flex</text:span><text:span text:style-name="T8">;</text:span><text:span text:style-name="T6"> </text:span><text:span text:style-name="T9">/* NEW - Chrome */</text:span><text:span text:style-name="T6"> </text:span><text:span text:style-name="T8">display:</text:span><text:span text:style-name="T6"> </text:span><text:span text:style-name="T7">flex</text:span><text:span text:style-name="T8">;</text:span><text:span text:style-name="T6"> </text:span><text:span text:style-name="T9">/* NEW, Spec - Opera 12.1, Firefox 20+ */</text:span><text:span text:style-name="T6"> </text:span><text:span text:style-name="T8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rator Mono SSm A" svg:font-family="'Operator Mono SSm A', 'Operator Mono SSm B', 'Operator Mono', 'Source Code Pro', Menlo, Consolas, Monaco, monospace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3:33:29.413883420</meta:creation-date>
    <dc:date>2019-12-10T14:52:22.381459140</dc:date>
    <meta:editing-duration>PT1H43M27S</meta:editing-duration>
    <meta:editing-cycles>8</meta:editing-cycles>
    <meta:generator>LibreOffice/6.2.8.2$Linux_X86_64 LibreOffice_project/20$Build-2</meta:generator>
    <meta:document-statistic meta:table-count="0" meta:image-count="0" meta:object-count="0" meta:page-count="1" meta:paragraph-count="9" meta:word-count="82" meta:character-count="472" meta:non-whitespace-character-count="396"/>
  </office:meta>
</office:document-meta>
</file>